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Helvetica, sans-serif"/>
    <style:font-face style:name="Lohit Hindi1" svg:font-family="'Lohit Hindi'"/>
    <style:font-face style:name="Times New Roman1" svg:font-family="'Times New Roman'"/>
    <style:font-face style:name="courier new" svg:font-family="'courier new', courier, monospace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fo:hyphenation-ladder-count="no-limit" style:page-number="auto"/>
      <style:text-properties officeooo:rsid="002a7556" officeooo:paragraph-rsid="002a7556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2e4583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309764" fo:hyphenate="true" fo:hyphenation-remain-char-count="2" fo:hyphenation-push-char-count="2"/>
    </style:style>
    <style:style style:name="P4" style:family="paragraph" style:parent-style-name="Heading_20_1">
      <style:text-properties style:font-name="URW Chancery L1" officeooo:paragraph-rsid="001c5b4c"/>
    </style:style>
    <style:style style:name="T1" style:family="text">
      <style:text-properties officeooo:rsid="001c5b4c"/>
    </style:style>
    <style:style style:name="T2" style:family="text">
      <style:text-properties fo:font-style="italic" officeooo:rsid="002f8e78" style:font-style-asian="italic" style:font-style-complex="italic"/>
    </style:style>
    <style:style style:name="T3" style:family="text">
      <style:text-properties officeooo:rsid="0021cd4e"/>
    </style:style>
    <style:style style:name="T4" style:family="text">
      <style:text-properties officeooo:rsid="0023f02e"/>
    </style:style>
    <style:style style:name="T5" style:family="text">
      <style:text-properties officeooo:rsid="00250993"/>
    </style:style>
    <style:style style:name="T6" style:family="text">
      <style:text-properties officeooo:rsid="0027065d"/>
    </style:style>
    <style:style style:name="T7" style:family="text">
      <style:text-properties officeooo:rsid="002a7556"/>
    </style:style>
    <style:style style:name="T8" style:family="text">
      <style:text-properties fo:font-style="normal"/>
    </style:style>
    <style:style style:name="T9" style:family="text">
      <style:text-properties officeooo:rsid="002e4583"/>
    </style:style>
    <style:style style:name="T10" style:family="text">
      <style:text-properties fo:font-variant="normal" fo:text-transform="none"/>
    </style:style>
    <style:style style:name="T11" style:family="text">
      <style:text-properties fo:font-variant="normal" fo:text-transform="none" fo:color="#000000" style:font-name="courier new" fo:font-size="9.75pt" fo:letter-spacing="normal" fo:font-style="normal" fo:font-weight="normal"/>
    </style:style>
    <style:style style:name="T12" style:family="text">
      <style:text-properties fo:font-variant="normal" fo:text-transform="none" fo:color="#000000" style:font-name="courier new" fo:font-size="9.75pt" fo:letter-spacing="normal" fo:font-style="normal" fo:font-weight="normal" officeooo:rsid="002e4583"/>
    </style:style>
    <style:style style:name="T13" style:family="text">
      <style:text-properties fo:color="#000000"/>
    </style:style>
    <style:style style:name="T14" style:family="text">
      <style:text-properties style:font-name="courier new"/>
    </style:style>
    <style:style style:name="T15" style:family="text">
      <style:text-properties fo:font-size="9.75pt"/>
    </style:style>
    <style:style style:name="T16" style:family="text">
      <style:text-properties fo:letter-spacing="normal"/>
    </style:style>
    <style:style style:name="T17" style:family="text">
      <style:text-properties fo:font-weight="normal"/>
    </style:style>
    <style:style style:name="T18" style:family="text">
      <style:text-properties officeooo:rsid="002f8e78"/>
    </style:style>
    <style:style style:name="T19" style:family="text">
      <style:text-properties officeooo:rsid="00309764"/>
    </style:style>
    <style:style style:name="T20" style:family="text">
      <style:text-properties officeooo:rsid="00311f6b"/>
    </style:style>
    <style:style style:name="T21" style:family="text">
      <style:text-properties officeooo:rsid="003153c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6">С++, к/р 3, 4</text:span><text:span text:style-name="T5"> </text:span><text:span text:style-name="T1">(</text:span><text:span text:style-name="T5">2</text:span><text:span text:style-name="T7">1</text:span><text:span text:style-name="T1">.</text:span><text:span text:style-name="T3">0</text:span><text:span text:style-name="T7">2</text:span><text:span text:style-name="T1">.201</text:span><text:span text:style-name="T4">1</text:span><text:span text:style-name="T1">)</text:span></text:h>
      <text:p text:style-name="P1">Решения размещаются в дв<text:span text:style-name="T20">у</text:span>х файлах, test.h, test.cpp и демонстрируются в файле main.cpp. <text:span text:style-name="T21">Помнте о правилах работы с динамической памятью.</text:span></text:p>
      <text:list xml:id="list851219634" text:style-name="L1">
        <text:list-item>
          <text:p text:style-name="P2"><text:span text:style-name="T9">Определить запись</text:span><text:span text:style-name="T7"> </text:span><text:span text:style-name="T11">FunctionPoint</text:span><text:span text:style-name="T7"> </text:span><text:span text:style-name="T9">с двумя полями вещественного типа, </text:span><text:span text:style-name="T19">предназначенными для хранения </text:span><text:span text:style-name="T9">аргумент</text:span><text:span text:style-name="T19">а</text:span><text:span text:style-name="T9"> и значени</text:span><text:span text:style-name="T19">я</text:span><text:span text:style-name="T9"> некоторой функции. </text:span></text:p>
        </text:list-item>
        <text:list-item>
          <text:p text:style-name="P2"><text:span text:style-name="T9">Определить функцию</text:span></text:p>
          <text:p text:style-name="P2"><text:span text:style-name="T12">FunctionPoint*</text:span><text:span text:style-name="T7"> </text:span><text:span text:style-name="T9">s</text:span><text:span text:style-name="T12">ineTabulator(int pointCount, double initialArg, double step)</text:span></text:p>
          <text:p text:style-name="P2"><text:span text:style-name="T9">создающую динамический массив </text:span><text:span text:style-name="T12">FunctionPoint</text:span><text:span text:style-name="T9"> значений функции синуса, посчитанной для аргументов</text:span></text:p>
          <text:p text:style-name="P2"><text:span text:style-name="T12">x = initialArg, initialArg + step, initialArg + 2 * step, ..., initialArg + pointCount * step</text:span></text:p>
        </text:list-item>
        <text:list-item>
          <text:p text:style-name="P3"><text:span text:style-name="T9">Определите функцию для подсчёта в массиве </text:span><text:span text:style-name="T12">FunctionPoint</text:span><text:span text:style-name="T9"> количества элементов, </text:span><text:span text:style-name="T18">которые представляют </text:span><text:span text:style-name="T9">значения функции </text:span><text:span text:style-name="T18">в диапазоне от </text:span><text:span text:style-name="T2">A</text:span><text:span text:style-name="T18"> до </text:span><text:span text:style-name="T2">B</text:span><text:span text:style-name="T9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Helvetica, sans-serif"/>
    <style:font-face style:name="Lohit Hindi1" svg:font-family="'Lohit Hindi'"/>
    <style:font-face style:name="Times New Roman1" svg:font-family="'Times New Roman'"/>
    <style:font-face style:name="courier new" svg:font-family="'courier new', courier, monospace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2-21T09:26:41</dc:date>
    <dc:creator>Vitaly Bragilevskiy</dc:creator>
    <meta:editing-duration>PT02H10M11S</meta:editing-duration>
    <meta:editing-cycles>16</meta:editing-cycles>
    <meta:generator>OpenOffice.org/3.2$Unix OpenOffice.org_project/320m19$Build-9505</meta:generator>
    <meta:document-statistic meta:table-count="0" meta:image-count="0" meta:object-count="0" meta:page-count="1" meta:paragraph-count="8" meta:word-count="98" meta:character-count="725"/>
  </office:meta>
</office:document-meta>
</file>